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18.25" calcext:value-type="float">
            <text:p>18.25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9:32:36.280514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31T21:07:21.209941668</dc:date>
    <meta:editing-cycles>26</meta:editing-cycles>
    <meta:editing-duration>P1DT10M5S</meta:editing-duration>
    <meta:generator>LibreOffice/5.1.6.2$Linux_X86_64 LibreOffice_project/10m0$Build-2</meta:generator>
    <meta:document-statistic meta:table-count="1" meta:cell-count="8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